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d424" officeooo:paragraph-rsid="0012d424"/>
    </style:style>
    <style:style style:name="P2" style:family="paragraph" style:parent-style-name="Standard">
      <style:text-properties officeooo:rsid="0012d424" officeooo:paragraph-rsid="0012e178"/>
    </style:style>
    <style:style style:name="P3" style:family="paragraph" style:parent-style-name="Standard">
      <style:paragraph-properties fo:text-align="center" style:justify-single-word="false"/>
      <style:text-properties fo:font-weight="bold" officeooo:rsid="0012d424" officeooo:paragraph-rsid="0012d424" style:font-weight-asian="bold" style:font-weight-complex="bold"/>
    </style:style>
    <style:style style:name="P4" style:family="paragraph" style:parent-style-name="Standard">
      <style:text-properties officeooo:rsid="0012e178" officeooo:paragraph-rsid="0012e178"/>
    </style:style>
    <style:style style:name="T1" style:family="text">
      <style:text-properties officeooo:rsid="0012d424"/>
    </style:style>
    <style:style style:name="T2" style:family="text">
      <style:text-properties fo:font-weight="bold" style:font-weight-asian="bold" style:font-weight-complex="bold"/>
    </style:style>
    <style:style style:name="T3" style:family="text">
      <style:text-properties fo:font-weight="bold" officeooo:rsid="0012e178" style:font-weight-asian="bold" style:font-weight-complex="bold"/>
    </style:style>
    <style:style style:name="T4" style:family="text">
      <style:text-properties fo:font-weight="bold" officeooo:rsid="0012d424" style:font-weight-asian="bold" style:font-weight-complex="bold"/>
    </style:style>
    <style:style style:name="T5" style:family="text">
      <style:text-properties officeooo:rsid="0012e178"/>
    </style:style>
    <style:style style:name="T6" style:family="text">
      <style:text-properties fo:font-weight="normal" style:font-weight-asian="normal" style:font-weight-complex="normal"/>
    </style:style>
    <style:style style:name="T7" style:family="text">
      <style:text-properties fo:font-weight="normal" officeooo:rsid="0012e178" style:font-weight-asian="normal" style:font-weight-complex="normal"/>
    </style:style>
    <style:style style:name="T8"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Board</text:p>
      <text:p text:style-name="P1"/>
      <text:p text:style-name="P1">Es el núcleo del sistema, donde cada módulo es una funcionalidad que se le puede añadir, este componente utiliza un componente TThread (para leer los datos de la placa), hay que recordar que en Lazarus (al menos) que la función a la que llama TThread sólo se ejecuta cuando el programa no está gestionando ningún evento.</text:p>
      <text:p text:style-name="P1"/>
      <text:p text:style-name="P1">Los eventos principales y que tienen que existir para que funcione, de este componente son:</text:p>
      <text:p text:style-name="P1"><text:span text:style-name="T2">OnSendDataToDevice</text:span>, envia datos a la placa.</text:p>
      <text:p text:style-name="P1"><text:span text:style-name="T2">OnGetDataFromDevice</text:span>, lee un byte del dispositivo, o devuleve -1 si no hay ninguno. Esto sirve para un contador de tiempo que espera unos 2 segundos antes de dar error, se supone que una vez que la placa envía un comando al cliente, envía todos los datos hasta que se acaba el comando.</text:p>
      <text:p text:style-name="P1"><text:span text:style-name="T2">OnDeviceDataAvailable</text:span>, indica si hay un nuevo comando disponible para leer.</text:p>
      <text:p text:style-name="P1"/>
      <text:p text:style-name="P1">El otro evento más importante es <text:span text:style-name="T2">OnBoardReady</text:span> se ejecuta cuando se ha activado el componente y se han conseguido las capacidades de todos los pines que dependerá de los módulos de ConfigurableFirmata que se hayan compilado <text:span text:style-name="T5">y el estado pasa </text:span><text:span text:style-name="T3">Enabled</text:span><text:span text:style-name="T5">.</text:span></text:p>
      <text:p text:style-name="P1"/>
      <text:p text:style-name="P4">Hay otros dos eventos a tener en cuenta y se han puesto para ayudar a gestionar el componente LazSerial, son:</text:p>
      <text:p text:style-name="P2"><text:span text:style-name="T2">OnBeforeOpen</text:span><text:span text:style-name="T6">, </text:span><text:span text:style-name="T7">se ejecuta cuando se solicita se habilite la placa normalmente se utiliza para abrir el puerto serie y si hay éxito continuar.</text:span></text:p>
      <text:p text:style-name="P1"><text:span text:style-name="T2">OnAfterClose</text:span>, <text:span text:style-name="T5">se ejecuta cuando se va a desactivar el componente y normalmente se utiliza para cerra el puerto serie.</text:span></text:p>
      <text:p text:style-name="P1"/>
      <text:p text:style-name="P4">Por último el evento <text:s/><text:span text:style-name="T4">OnBoardData</text:span><text:span text:style-name="T1"> </text:span>se lanza cuando la plaza quiere mandar un mensaje (que no un commando) al cliente y <text:span text:style-name="T4">OnError</text:span><text:span text:style-name="T1"> </text:span>siempre que se produce un error.</text:p>
      <text:p text:style-name="P4"/>
      <text:p text:style-name="P4">Hay un limitador de tiempo arranque de la placa se ha puesto por defecto en 6 segundos, en el caso de ConfigurableFirmata con el <text:span text:style-name="T8">flashing led </text:span>(el arranque es de algo más de 5 segundos y de 1’6 segundos sin estos (se elije al compilar ConfigurableFirmata), yo compilo sin los <text:span text:style-name="T8">flashing l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8T16:41:54.758756013</meta:creation-date>
    <dc:date>2019-03-08T17:08:01.487144756</dc:date>
    <meta:editing-duration>PT36S</meta:editing-duration>
    <meta:editing-cycles>1</meta:editing-cycles>
    <meta:document-statistic meta:table-count="0" meta:image-count="0" meta:object-count="0" meta:page-count="1" meta:paragraph-count="12" meta:word-count="323" meta:character-count="1879" meta:non-whitespace-character-count="1567"/>
    <meta:generator>LibreOffice/6.0.7.3$Linux_X86_64 LibreOffice_project/00m0$Build-3</meta:generator>
  </office:meta>
</office:document-meta>
</file>